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11"/>
        <table:table-column table:style-name="co1" table:default-cell-style-name="Default"/>
        <table:table-column table:style-name="co2" table:default-cell-style-name="ce2"/>
        <table:table-column table:style-name="co1" table:default-cell-style-name="ce5"/>
        <table:table-column table:style-name="co1" table:default-cell-style-name="ce11"/>
        <table:table-column table:style-name="co1" table:default-cell-style-name="Default"/>
        <table:table-column table:style-name="co2" table:default-cell-style-name="ce2"/>
        <table:table-column table:style-name="co1" table:default-cell-style-name="ce5"/>
        <table:table-column table:style-name="co1" table:default-cell-style-name="ce11"/>
        <table:table-row table:style-name="ro1">
          <table:table-cell/>
          <table:table-cell table:style-name="Default" office:value-type="string" calcext:value-type="string">
            <text:p>normal arduino</text:p>
          </table:table-cell>
          <table:table-cell table:style-name="Default"/>
          <table:table-cell table:style-name="Default" office:value-type="float" office:value="24.95" calcext:value-type="float">
            <text:p>24.95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5" table:formula="of:=[.D1]-[.G4]" office:value-type="currency" office:currency="USD" office:value="8.60533333333333" calcext:value-type="currency">
            <text:p>$8.61</text:p>
          </table:table-cell>
          <table:table-cell/>
          <table:table-cell table:style-name="Default" table:number-columns-repeated="2"/>
          <table:table-cell table:style-name="ce5" table:formula="of:=[.D1]-[.K4]" office:value-type="currency" office:currency="USD" office:value="9.645133333" calcext:value-type="currency">
            <text:p>$9.65</text:p>
          </table:table-cell>
        </table:table-row>
        <table:table-row table:style-name="ro1">
          <table:table-cell/>
          <table:table-cell table:style-name="ce1" office:value-type="string" calcext:value-type="string">
            <text:p>pbalduino parts</text:p>
          </table:table-cell>
          <table:table-cell table:style-name="ce4"/>
          <table:table-cell table:style-name="ce8" office:value-type="string" calcext:value-type="string">
            <text:p>sparkfun</text:p>
          </table:table-cell>
          <table:table-cell/>
          <table:table-cell table:style-name="ce1" office:value-type="string" calcext:value-type="string">
            <text:p>pbalduino parts</text:p>
          </table:table-cell>
          <table:table-cell table:style-name="ce4"/>
          <table:table-cell table:style-name="ce8" office:value-type="string" calcext:value-type="string">
            <text:p>adafruit</text:p>
          </table:table-cell>
          <table:table-cell/>
          <table:table-cell table:style-name="ce1" office:value-type="string" calcext:value-type="string">
            <text:p>pbalduino parts</text:p>
          </table:table-cell>
          <table:table-cell table:style-name="ce4"/>
          <table:table-cell table:style-name="ce8" office:value-type="string" calcext:value-type="string">
            <text:p>amazon</text:p>
          </table:table-cell>
        </table:table-row>
        <table:table-row table:style-name="ro1">
          <table:table-cell/>
          <table:table-cell office:value-type="string" calcext:value-type="string">
            <text:p>Unit</text:p>
          </table:table-cell>
          <table:table-cell table:formula="of:=SUMPRODUCT([.C6:.C15];[.D6:.D15])" office:value-type="currency" office:currency="USD" office:value="17.745" calcext:value-type="currency">
            <text:p>$17.75</text:p>
          </table:table-cell>
          <table:table-cell table:style-name="ce9" table:formula="of:=[.D1]-[.C4]" office:value-type="currency" office:currency="USD" office:value="7.205" calcext:value-type="currency">
            <text:p>$7.21</text:p>
          </table:table-cell>
          <table:table-cell/>
          <table:table-cell office:value-type="string" calcext:value-type="string">
            <text:p>Unit</text:p>
          </table:table-cell>
          <table:table-cell table:formula="of:=SUMPRODUCT([.G6:.G15];[.H6:.H15])" office:value-type="currency" office:currency="USD" office:value="16.3446666666667" calcext:value-type="currency">
            <text:p>$16.34</text:p>
          </table:table-cell>
          <table:table-cell table:style-name="ce9" table:formula="of:=[.C4]-[.G4]" office:value-type="currency" office:currency="USD" office:value="1.40033333333333" calcext:value-type="currency">
            <text:p>$1.40</text:p>
          </table:table-cell>
          <table:table-cell/>
          <table:table-cell office:value-type="string" calcext:value-type="string">
            <text:p>Unit</text:p>
          </table:table-cell>
          <table:table-cell table:formula="of:=SUMPRODUCT([.K6:.K15];[.L6:.L15])" office:value-type="currency" office:currency="USD" office:value="15.304866667" calcext:value-type="currency">
            <text:p>$15.30</text:p>
          </table:table-cell>
          <table:table-cell table:style-name="ce9" table:formula="of:=[.G4]-[.K4]" office:value-type="currency" office:currency="USD" office:value="1.03979999966667" calcext:value-type="currency">
            <text:p>$1.04</text:p>
          </table:table-cell>
        </table:table-row>
        <table:table-row table:style-name="ro1">
          <table:table-cell/>
          <table:table-cell table:style-name="ce3" office:value-type="string" calcext:value-type="string">
            <text:p>part</text:p>
          </table:table-cell>
          <table:table-cell table:style-name="ce6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/>
          <table:table-cell table:style-name="ce3" office:value-type="string" calcext:value-type="string">
            <text:p>part</text:p>
          </table:table-cell>
          <table:table-cell table:style-name="ce6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/>
          <table:table-cell table:style-name="ce3" office:value-type="string" calcext:value-type="string">
            <text:p>part</text:p>
          </table:table-cell>
          <table:table-cell table:style-name="ce6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</text:p>
          </table:table-cell>
          <table:table-cell table:formula="of:=4.95/25" office:value-type="currency" office:currency="USD" office:value="0.198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</text:p>
          </table:table-cell>
          <table:table-cell office:value-type="currency" office:currency="USD" office:value="0.0866" calcext:value-type="currency">
            <text:p>$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pacitor 104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 104</text:p>
          </table:table-cell>
          <table:table-cell table:formula="of:=1.95/10" office:value-type="currency" office:currency="USD" office:value="0.195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 104</text:p>
          </table:table-cell>
          <table:table-cell office:value-type="currency" office:currency="USD" office:value="0.204" calcext:value-type="currency">
            <text:p>$0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pacitor 22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 22</text:p>
          </table:table-cell>
          <table:table-cell table:formula="of:=0.75/3"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 22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ck</text:p>
          </table:table-cell>
          <table:table-cell table:formula="of:=0.75/3" office:value-type="currency" office:currency="USD" office:value="0.25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ck</text:p>
          </table:table-cell>
          <table:table-cell office:value-type="currency" office:currency="USD" office:value="0.0998" calcext:value-type="currency">
            <text:p>$0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tton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tton</text:p>
          </table:table-cell>
          <table:table-cell table:formula="of:=2.5/20" office:value-type="currency" office:currency="USD" office:value="0.125" calcext:value-type="currency">
            <text:p>$0.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tton</text:p>
          </table:table-cell>
          <table:table-cell office:value-type="currency" office:currency="USD" office:value="0.068" calcext:value-type="currency">
            <text:p>$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istor 330</text:p>
          </table:table-cell>
          <table:table-cell table:formula="of:=0.95/20" office:value-type="currency" office:currency="USD" office:value="0.0475" calcext:value-type="currency">
            <text:p>$0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 330</text:p>
          </table:table-cell>
          <table:table-cell table:formula="of:=0.75/25" office:value-type="currency" office:currency="USD" office:value="0.03" calcext:value-type="currency">
            <text:p>$0.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 330</text:p>
          </table:table-cell>
          <table:table-cell office:value-type="currency" office:currency="USD" office:value="0.0299" calcext:value-type="currency">
            <text:p>$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istor 10K</text:p>
          </table:table-cell>
          <table:table-cell table:formula="of:=0.95/20" office:value-type="currency" office:currency="USD" office:value="0.0475" calcext:value-type="currency">
            <text:p>$0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 10K</text:p>
          </table:table-cell>
          <table:table-cell table:formula="of:=0.75/25" office:value-type="currency" office:currency="USD" office:value="0.03" calcext:value-type="currency">
            <text:p>$0.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 10K</text:p>
          </table:table-cell>
          <table:table-cell office:value-type="currency" office:currency="USD" office:value="0.0299" calcext:value-type="currency">
            <text:p>$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tmega socket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mega socket</text:p>
          </table:table-cell>
          <table:table-cell table:formula="of:=1.25/3" office:value-type="currency" office:currency="USD" office:value="0.416666666666667" calcext:value-type="currency">
            <text:p>$0.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mega socket</text:p>
          </table:table-cell>
          <table:table-cell office:value-type="currency" office:currency="USD" office:value="0.549666667" calcext:value-type="currency">
            <text:p>$0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tmega328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mega328</text:p>
          </table:table-cell>
          <table:table-cell office:value-type="currency" office:currency="USD" office:value="5.95" calcext:value-type="currency">
            <text:p>$5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mega328</text:p>
          </table:table-cell>
          <table:table-cell office:value-type="currency" office:currency="USD" office:value="4.947" calcext:value-type="currency">
            <text:p>$4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board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board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board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3:29:41.023842711</meta:creation-date>
    <dc:date>2017-12-12T05:01:59.210432094</dc:date>
    <meta:editing-duration>PT10M56S</meta:editing-duration>
    <meta:editing-cycles>1</meta:editing-cycles>
    <meta:document-statistic meta:table-count="1" meta:cell-count="118" meta:object-count="0"/>
    <meta:generator>LibreOffice/5.2.2.2$Linux_X86_64 LibreOffice_project/20m0$Build-2</meta:generator>
  </office:meta>
</office:document-meta>
</file>